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3000001D5ED8CE0223BC09F42.png" manifest:media-type="image/png"/>
  <manifest:file-entry manifest:full-path="Pictures/100002010000038D00000190A73BB0388FEB31D6.png" manifest:media-type="image/png"/>
  <manifest:file-entry manifest:full-path="Pictures/10000201000004E500000212DA5BB596CD2CAE7D.png" manifest:media-type="image/png"/>
  <manifest:file-entry manifest:full-path="Pictures/1000020100000344000002F9669C32CEB0A1F76B.png" manifest:media-type="image/png"/>
  <manifest:file-entry manifest:full-path="Pictures/1000020100000315000000922C607E695DD5F9DD.png" manifest:media-type="image/png"/>
  <manifest:file-entry manifest:full-path="Pictures/10000201000003FA00000330E0F6BA81634F710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34dd" officeooo:paragraph-rsid="000a34dd"/>
    </style:style>
    <style:style style:name="P2" style:family="paragraph" style:parent-style-name="Standard">
      <style:text-properties officeooo:rsid="000b8285" officeooo:paragraph-rsid="000b8285"/>
    </style:style>
    <style:style style:name="P3" style:family="paragraph" style:parent-style-name="Standard">
      <style:text-properties officeooo:rsid="000b8285" officeooo:paragraph-rsid="000b82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assunto ConceptBase</text:p>
      <text:p text:style-name="Standard"/>
      <text:p text:style-name="Standard"/>
      <text:p text:style-name="Standard"><text:s/></text:p>
      <text:p text:style-name="P2">Analisi classi create dal tesista</text:p>
      <text:p text:style-name="P2"><draw:frame draw:style-name="fr1" draw:name="Immagine1" text:anchor-type="char" svg:x="0cm" svg:y="1.182cm" svg:width="17cm" svg:height="7.19cm" draw:z-index="5"><draw:image xlink:href="Pictures/10000201000004E500000212DA5BB596CD2CAE7D.png" xlink:type="simple" xlink:show="embed" xlink:actuate="onLoad" draw:mime-type="image/png"/></draw:frame><draw:frame draw:style-name="fr1" draw:name="Immagine2" text:anchor-type="char" svg:x="-0.101cm" svg:y="8.879cm" svg:width="17cm" svg:height="7.479cm" draw:z-index="0"><draw:image xlink:href="Pictures/100002010000038D00000190A73BB0388FEB31D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magine3" text:anchor-type="char" svg:x="0.041cm" svg:y="-0.183cm" svg:width="17cm" svg:height="15.473cm" draw:z-index="1"><draw:image xlink:href="Pictures/1000020100000344000002F9669C32CEB0A1F76B.png" xlink:type="simple" xlink:show="embed" xlink:actuate="onLoad" draw:mime-type="image/png"/></draw:frame><text:soft-page-break/></text:p>
      <text:p text:style-name="P2"/>
      <text:p text:style-name="P2"><draw:frame draw:style-name="fr3" draw:name="Immagine5" text:anchor-type="char" svg:width="17cm" svg:height="3.145cm" draw:z-index="3"><draw:image xlink:href="Pictures/1000020100000315000000922C607E695DD5F9DD.png" xlink:type="simple" xlink:show="embed" xlink:actuate="onLoad" draw:mime-type="image/png"/></draw:frame></text:p>
      <text:p text:style-name="P2"><draw:frame draw:style-name="fr2" draw:name="Immagine4" text:anchor-type="char" svg:width="17cm" svg:height="13.626cm" draw:z-index="2"><draw:image xlink:href="Pictures/10000201000003FA00000330E0F6BA81634F710E.png" xlink:type="simple" xlink:show="embed" xlink:actuate="onLoad" draw:mime-type="image/png"/></draw:frame><draw:frame draw:style-name="fr1" draw:name="Immagine6" text:anchor-type="char" svg:x="-0.203cm" svg:y="15.448cm" svg:width="17cm" svg:height="8.869cm" draw:z-index="4"><draw:image xlink:href="Pictures/1000020100000383000001D5ED8CE0223BC09F4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8T09:40:18.461000000</meta:creation-date>
    <dc:date>2021-07-14T14:04:27.881000000</dc:date>
    <meta:editing-duration>PT14M50S</meta:editing-duration>
    <meta:editing-cycles>4</meta:editing-cycles>
    <meta:generator>LibreOffice/7.0.4.2$Windows_X86_64 LibreOffice_project/dcf040e67528d9187c66b2379df5ea4407429775</meta:generator>
    <meta:document-statistic meta:table-count="0" meta:image-count="6" meta:object-count="0" meta:page-count="3" meta:paragraph-count="3" meta:word-count="7" meta:character-count="55" meta:non-whitespace-character-count="49"/>
  </office:meta>
</office:document-meta>
</file>